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" table:style-name="ta1">
        <table:table-column table:style-name="co1" table:number-columns-repeated="1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values</text:p>
          </table:table-cell>
          <table:table-cell office:value-type="float" office:value="855661" calcext:value-type="float">
            <text:p>855661</text:p>
          </table:table-cell>
          <table:table-cell office:value-type="float" office:value="1395050" calcext:value-type="float">
            <text:p>1395050</text:p>
          </table:table-cell>
          <table:table-cell office:value-type="float" office:value="1402703" calcext:value-type="float">
            <text:p>1402703</text:p>
          </table:table-cell>
          <table:table-cell office:value-type="float" office:value="1575981" calcext:value-type="float">
            <text:p>1575981</text:p>
          </table:table-cell>
          <table:table-cell office:value-type="float" office:value="2956165" calcext:value-type="float">
            <text:p>2956165</text:p>
          </table:table-cell>
          <table:table-cell office:value-type="float" office:value="4346904" calcext:value-type="float">
            <text:p>4346904</text:p>
          </table:table-cell>
          <table:table-cell office:value-type="float" office:value="5516627" calcext:value-type="float">
            <text:p>5516627</text:p>
          </table:table-cell>
          <table:table-cell office:value-type="float" office:value="5693538" calcext:value-type="float">
            <text:p>5693538</text:p>
          </table:table-cell>
          <table:table-cell office:value-type="float" office:value="6096226" calcext:value-type="float">
            <text:p>6096226</text:p>
          </table:table-cell>
          <table:table-cell office:value-type="float" office:value="7359806" calcext:value-type="float">
            <text:p>7359806</text:p>
          </table:table-cell>
          <table:table-cell table:formula="of:=SUM([.B2:.K2])" office:value-type="float" office:value="37198661" calcext:value-type="float">
            <text:p>37198661</text:p>
          </table:table-cell>
          <table:table-cell table:formula="of:=LOG([.L2];2)" office:value-type="float" office:value="25.1487473553452" calcext:value-type="float">
            <text:p>25.1487473553452</text:p>
          </table:table-cell>
          <table:table-cell table:formula="of:=POWER(2;26)" office:value-type="float" office:value="67108864" calcext:value-type="float">
            <text:p>67108864</text:p>
          </table:table-cell>
          <table:table-cell table:formula="of:=[.N2]-[.L2]" office:value-type="float" office:value="29910203" calcext:value-type="float">
            <text:p>299102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unt to add</text:p>
          </table:table-cell>
          <table:table-cell/>
          <table:table-cell table:formula="of:=3*[.B2]-[.C2]" office:value-type="float" office:value="1171933" calcext:value-type="float">
            <text:p>1171933</text:p>
          </table:table-cell>
          <table:table-cell/>
          <table:table-cell table:formula="of:=3*[.D2]-[.E2]" office:value-type="float" office:value="2632128" calcext:value-type="float">
            <text:p>2632128</text:p>
          </table:table-cell>
          <table:table-cell/>
          <table:table-cell table:formula="of:=3*[.F2]-[.G2]" office:value-type="float" office:value="4521591" calcext:value-type="float">
            <text:p>4521591</text:p>
          </table:table-cell>
          <table:table-cell/>
          <table:table-cell table:formula="of:=3*[.H2]-[.I2]" office:value-type="float" office:value="10856343" calcext:value-type="float">
            <text:p>10856343</text:p>
          </table:table-cell>
          <table:table-cell/>
          <table:table-cell table:formula="of:=3*[.J2]-[.K2]" office:value-type="float" office:value="10928872" calcext:value-type="float">
            <text:p>10928872</text:p>
          </table:table-cell>
          <table:table-cell table:formula="of:=SUM([.B3:.K3])" office:value-type="float" office:value="30110867" calcext:value-type="float">
            <text:p>30110867</text:p>
          </table:table-cell>
          <table:table-cell office:value-type="string" calcext:value-type="string">
            <text:p>Hmmm, needs to be below 30 million</text:p>
          </table:table-cell>
          <table:table-cell table:number-columns-repeated="4"/>
        </table:table-row>
        <table:table-row table:style-name="ro1">
          <table:table-cell/>
          <table:table-cell table:formula="of:=3*[.B2]" office:value-type="float" office:value="2566983" calcext:value-type="float">
            <text:p>2566983</text:p>
          </table:table-cell>
          <table:table-cell table:formula="of:=3*[.C2]" office:value-type="float" office:value="4185150" calcext:value-type="float">
            <text:p>4185150</text:p>
          </table:table-cell>
          <table:table-cell table:formula="of:=3*[.D2]" office:value-type="float" office:value="4208109" calcext:value-type="float">
            <text:p>4208109</text:p>
          </table:table-cell>
          <table:table-cell table:formula="of:=3*[.E2]" office:value-type="float" office:value="4727943" calcext:value-type="float">
            <text:p>4727943</text:p>
          </table:table-cell>
          <table:table-cell table:formula="of:=3*[.F2]" office:value-type="float" office:value="8868495" calcext:value-type="float">
            <text:p>8868495</text:p>
          </table:table-cell>
          <table:table-cell table:formula="of:=3*[.G2]" office:value-type="float" office:value="13040712" calcext:value-type="float">
            <text:p>13040712</text:p>
          </table:table-cell>
          <table:table-cell table:formula="of:=3*[.H2]" office:value-type="float" office:value="16549881" calcext:value-type="float">
            <text:p>16549881</text:p>
          </table:table-cell>
          <table:table-cell table:formula="of:=3*[.I2]" office:value-type="float" office:value="17080614" calcext:value-type="float">
            <text:p>17080614</text:p>
          </table:table-cell>
          <table:table-cell table:formula="of:=3*[.J2]" office:value-type="float" office:value="18288678" calcext:value-type="float">
            <text:p>18288678</text:p>
          </table:table-cell>
          <table:table-cell table:formula="of:=3*[.K2]" office:value-type="float" office:value="22079418" calcext:value-type="float">
            <text:p>220794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 vs F</text:p>
          </table:table-cell>
          <table:table-cell office:value-type="string" calcext:value-type="string">
            <text:p>c vs 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 vs F, add these</text:p>
          </table:table-cell>
          <table:table-cell office:value-type="float" office:value="129728" calcext:value-type="float">
            <text:p>1297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B6:.K6])" office:value-type="float" office:value="129730" calcext:value-type="float">
            <text:p>129730</text:p>
          </table:table-cell>
          <table:table-cell table:number-columns-repeated="5"/>
        </table:table-row>
        <table:table-row table:style-name="ro1">
          <table:table-cell/>
          <table:table-cell table:formula="of:=[.B6]+[.B2]" office:value-type="float" office:value="985389" calcext:value-type="float">
            <text:p>985389</text:p>
          </table:table-cell>
          <table:table-cell table:number-columns-repeated="3"/>
          <table:table-cell table:formula="of:=[.F2]+[.F6]" office:value-type="float" office:value="2956167" calcext:value-type="float">
            <text:p>295616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formula="of:=[.F7]-3*[.B7]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 is 0, F is</text:p>
          </table:table-cell>
          <table:table-cell table:number-columns-repeated="4"/>
          <table:table-cell table:formula="of:=[.F7]+[.B7]" office:value-type="float" office:value="3941556" calcext:value-type="float">
            <text:p>3941556</text:p>
          </table:table-cell>
          <table:table-cell table:number-columns-repeated="7"/>
          <table:table-cell office:value-type="string" calcext:value-type="string">
            <text:p>1 vs 2, 3 vs 4, 5v6, 7v8, 9v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vs G, add these</text:p>
          </table:table-cell>
          <table:table-cell/>
          <table:table-cell table:formula="of:=([.G2]-[.C4])/3" office:value-type="float" office:value="53918" calcext:value-type="float">
            <text:p>53918</text:p>
          </table:table-cell>
          <table:table-cell table:number-columns-repeated="8"/>
          <table:table-cell table:formula="of:=SUM([.B10:.K10])" office:value-type="float" office:value="53918" calcext:value-type="float">
            <text:p>53918</text:p>
          </table:table-cell>
          <table:table-cell/>
          <table:table-cell office:value-type="string" calcext:value-type="string">
            <text:p>a+x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.C2]+[.C10]" office:value-type="float" office:value="1448968" calcext:value-type="float">
            <text:p>1448968</text:p>
          </table:table-cell>
          <table:table-cell table:number-columns-repeated="3"/>
          <table:table-cell table:formula="of:=[.G2]-3*[.C11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d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^m</text:p>
          </table:table-cell>
          <table:table-cell/>
        </table:table-row>
        <table:table-row table:style-name="ro1">
          <table:table-cell table:number-columns-repeated="2"/>
          <table:table-cell table:formula="of:=[.C11]+[.C12]" office:value-type="float" office:value="1448972" calcext:value-type="float">
            <text:p>1448972</text:p>
          </table:table-cell>
          <table:table-cell table:number-columns-repeated="3"/>
          <table:table-cell table:formula="of:=[.G2]+[.G12]" office:value-type="float" office:value="4346916" calcext:value-type="float">
            <text:p>434691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formula="of:=POWER(2;[.O13])" office:value-type="float" office:value="2" calcext:value-type="float">
            <text:p>2</text:p>
          </table:table-cell>
          <table:table-cell table:formula="of:=[.P13]-[.N13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[.G13]-3*[.C13]"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OWER(2;[.O14])" office:value-type="float" office:value="4" calcext:value-type="float">
            <text:p>4</text:p>
          </table:table-cell>
          <table:table-cell table:formula="of:=[.P14]-[.N1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 is 0, G is</text:p>
          </table:table-cell>
          <table:table-cell table:number-columns-repeated="5"/>
          <table:table-cell table:formula="of:=[.C13]+[.G13]" office:value-type="float" office:value="5795888" calcext:value-type="float">
            <text:p>579588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OWER(2;[.O15])" office:value-type="float" office:value="8" calcext:value-type="float">
            <text:p>8</text:p>
          </table:table-cell>
          <table:table-cell table:formula="of:=[.P15]-[.N15]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5/3</text:p>
          </table:table-cell>
          <table:table-cell table:number-columns-repeated="2"/>
          <table:table-cell table:formula="of:=5/3*[.D2]" office:value-type="float" office:value="2337838.33333333" calcext:value-type="float">
            <text:p>2337838.33333333</text:p>
          </table:table-cell>
          <table:table-cell table:formula="of:=5/3*[.E2]" office:value-type="float" office:value="2626635" calcext:value-type="float">
            <text:p>2626635</text:p>
          </table:table-cell>
          <table:table-cell table:formula="of:=5/3*[.F9]" office:value-type="float" office:value="6569260" calcext:value-type="float">
            <text:p>6569260</text:p>
          </table:table-cell>
          <table:table-cell table:formula="of:=5/3*[.G15]" office:value-type="float" office:value="9659813.33333333" calcext:value-type="float">
            <text:p>9659813.33333333</text:p>
          </table:table-cell>
          <table:table-cell table:formula="of:=5/3*[.H2]" office:value-type="float" office:value="9194378.33333333" calcext:value-type="float">
            <text:p>9194378.33333333</text:p>
          </table:table-cell>
          <table:table-cell table:formula="of:=5/3*[.I2]" office:value-type="float" office:value="9489230" calcext:value-type="float">
            <text:p>9489230</text:p>
          </table:table-cell>
          <table:table-cell table:formula="of:=5/3*[.J2]" office:value-type="float" office:value="10160376.6666667" calcext:value-type="float">
            <text:p>10160376.6666667</text:p>
          </table:table-cell>
          <table:table-cell table:formula="of:=5/3*[.K2]" office:value-type="float" office:value="12266343.3333333" calcext:value-type="float">
            <text:p>12266343.33333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POWER(2;[.O16])" office:value-type="float" office:value="16" calcext:value-type="float">
            <text:p>16</text:p>
          </table:table-cell>
          <table:table-cell table:formula="of:=[.P16]-[.N16]"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table:formula="of:=3/5*[.D2]" office:value-type="float" office:value="841621.8" calcext:value-type="float">
            <text:p>841621.8</text:p>
          </table:table-cell>
          <table:table-cell table:formula="of:=3/5*[.E2]" office:value-type="float" office:value="945588.6" calcext:value-type="float">
            <text:p>945588.6</text:p>
          </table:table-cell>
          <table:table-cell table:formula="of:=3/5*[.F2]" office:value-type="float" office:value="1773699" calcext:value-type="float">
            <text:p>1773699</text:p>
          </table:table-cell>
          <table:table-cell table:formula="of:=3/5*[.G2]" office:value-type="float" office:value="2608142.4" calcext:value-type="float">
            <text:p>2608142.4</text:p>
          </table:table-cell>
          <table:table-cell table:formula="of:=3/5*[.H2]" office:value-type="float" office:value="3309976.2" calcext:value-type="float">
            <text:p>3309976.2</text:p>
          </table:table-cell>
          <table:table-cell table:formula="of:=3/5*[.I2]" office:value-type="float" office:value="3416122.8" calcext:value-type="float">
            <text:p>3416122.8</text:p>
          </table:table-cell>
          <table:table-cell table:formula="of:=3/5*[.J2]" office:value-type="float" office:value="3657735.6" calcext:value-type="float">
            <text:p>3657735.6</text:p>
          </table:table-cell>
          <table:table-cell table:formula="of:=3/5*[.K2]" office:value-type="float" office:value="4415883.6" calcext:value-type="float">
            <text:p>4415883.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POWER(2;[.O17])" office:value-type="float" office:value="2" calcext:value-type="float">
            <text:p>2</text:p>
          </table:table-cell>
          <table:table-cell table:formula="of:=[.P17]-[.N17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9/7</text:p>
          </table:table-cell>
          <table:table-cell table:number-columns-repeated="2"/>
          <table:table-cell table:formula="of:=9/7*[.D2]" office:value-type="float" office:value="1803475.28571429" calcext:value-type="float">
            <text:p>1803475.28571429</text:p>
          </table:table-cell>
          <table:table-cell table:formula="of:=9/7*[.E2]" office:value-type="float" office:value="2026261.28571429" calcext:value-type="float">
            <text:p>2026261.28571429</text:p>
          </table:table-cell>
          <table:table-cell table:formula="of:=9/7*[.F2]" office:value-type="float" office:value="3800783.57142857" calcext:value-type="float">
            <text:p>3800783.57142857</text:p>
          </table:table-cell>
          <table:table-cell table:style-name="ce2" table:formula="of:=9/7*[.G15]" office:value-type="float" office:value="7451856" calcext:value-type="float">
            <text:p>7451856</text:p>
          </table:table-cell>
          <table:table-cell table:formula="of:=9/7*[.H2]" office:value-type="float" office:value="7092806.14285714" calcext:value-type="float">
            <text:p>7092806.14285714</text:p>
          </table:table-cell>
          <table:table-cell table:formula="of:=9/7*[.I2]" office:value-type="float" office:value="7320263.14285714" calcext:value-type="float">
            <text:p>7320263.14285714</text:p>
          </table:table-cell>
          <table:table-cell table:formula="of:=9/7*[.J2]" office:value-type="float" office:value="7838004.85714286" calcext:value-type="float">
            <text:p>7838004.85714286</text:p>
          </table:table-cell>
          <table:table-cell table:formula="of:=9/7*[.K2]" office:value-type="float" office:value="9462607.71428572" calcext:value-type="float">
            <text:p>9462607.7142857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POWER(2;[.O18])" office:value-type="float" office:value="4" calcext:value-type="float">
            <text:p>4</text:p>
          </table:table-cell>
          <table:table-cell table:formula="of:=[.P18]-[.N18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/5</text:p>
          </table:table-cell>
          <table:table-cell table:number-columns-repeated="2"/>
          <table:table-cell table:formula="of:=11/5*[.D2]" office:value-type="float" office:value="3085946.6" calcext:value-type="float">
            <text:p>3085946.6</text:p>
          </table:table-cell>
          <table:table-cell table:formula="of:=11/5*[.E2]" office:value-type="float" office:value="3467158.2" calcext:value-type="float">
            <text:p>3467158.2</text:p>
          </table:table-cell>
          <table:table-cell table:formula="of:=11/5*[.F2]" office:value-type="float" office:value="6503563" calcext:value-type="float">
            <text:p>6503563</text:p>
          </table:table-cell>
          <table:table-cell table:formula="of:=11/5*[.G15]" office:value-type="float" office:value="12750953.6" calcext:value-type="float">
            <text:p>12750953.6</text:p>
          </table:table-cell>
          <table:table-cell table:formula="of:=11/5*[.H2]" office:value-type="float" office:value="12136579.4" calcext:value-type="float">
            <text:p>12136579.4</text:p>
          </table:table-cell>
          <table:table-cell table:formula="of:=11/5*[.I2]" office:value-type="float" office:value="12525783.6" calcext:value-type="float">
            <text:p>12525783.6</text:p>
          </table:table-cell>
          <table:table-cell table:style-name="ce2" table:formula="of:=11/5*[.J2]" office:value-type="float" office:value="13411697.2" calcext:value-type="float">
            <text:p>13411697.2</text:p>
          </table:table-cell>
          <table:table-cell table:formula="of:=11/5*[.K2]" office:value-type="float" office:value="16191573.2" calcext:value-type="float">
            <text:p>16191573.2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formula="of:=POWER(2;[.O19])" office:value-type="float" office:value="8" calcext:value-type="float">
            <text:p>8</text:p>
          </table:table-cell>
          <table:table-cell table:formula="of:=[.P19]-[.N1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/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POWER(2;[.O20])" office:value-type="float" office:value="16" calcext:value-type="float">
            <text:p>16</text:p>
          </table:table-cell>
          <table:table-cell table:formula="of:=[.P20]-[.N20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'13/3</text:p>
          </table:table-cell>
          <table:table-cell table:number-columns-repeated="2"/>
          <table:table-cell table:formula="of:=13/3*[.D2]" office:value-type="float" office:value="6078379.66666667" calcext:value-type="float">
            <text:p>6078379.66666667</text:p>
          </table:table-cell>
          <table:table-cell table:formula="of:=13/3*[.E2]" office:value-type="float" office:value="6829251" calcext:value-type="float">
            <text:p>6829251</text:p>
          </table:table-cell>
          <table:table-cell table:formula="of:=13/3*[.F2]" office:value-type="float" office:value="12810048.3333333" calcext:value-type="float">
            <text:p>12810048.3333333</text:p>
          </table:table-cell>
          <table:table-cell table:formula="of:=13/3*[.G15]" office:value-type="float" office:value="25115514.6666667" calcext:value-type="float">
            <text:p>25115514.6666667</text:p>
          </table:table-cell>
          <table:table-cell table:formula="of:=13/3*[.H2]" office:value-type="float" office:value="23905383.6666667" calcext:value-type="float">
            <text:p>23905383.6666667</text:p>
          </table:table-cell>
          <table:table-cell table:formula="of:=13/3*[.I2]" office:value-type="float" office:value="24671998" calcext:value-type="float">
            <text:p>24671998</text:p>
          </table:table-cell>
          <table:table-cell table:formula="of:=13/3*[.J2]" office:value-type="float" office:value="26416979.3333333" calcext:value-type="float">
            <text:p>26416979.3333333</text:p>
          </table:table-cell>
          <table:table-cell table:formula="of:=13/3*[.K2]" office:value-type="float" office:value="31892492.6666667" calcext:value-type="float">
            <text:p>31892492.666666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POWER(2;[.O21])" office:value-type="float" office:value="2" calcext:value-type="float">
            <text:p>2</text:p>
          </table:table-cell>
          <table:table-cell table:formula="of:=[.P21]-[.N21]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formula="of:=7*[.D2]" office:value-type="float" office:value="9818921" calcext:value-type="float">
            <text:p>9818921</text:p>
          </table:table-cell>
          <table:table-cell table:formula="of:=7*[.E2]" office:value-type="float" office:value="11031867" calcext:value-type="float">
            <text:p>11031867</text:p>
          </table:table-cell>
          <table:table-cell table:formula="of:=7*[.F2]" office:value-type="float" office:value="20693155" calcext:value-type="float">
            <text:p>20693155</text:p>
          </table:table-cell>
          <table:table-cell table:formula="of:=7*[.G2]" office:value-type="float" office:value="30428328" calcext:value-type="float">
            <text:p>30428328</text:p>
          </table:table-cell>
          <table:table-cell table:formula="of:=7*[.H2]" office:value-type="float" office:value="38616389" calcext:value-type="float">
            <text:p>38616389</text:p>
          </table:table-cell>
          <table:table-cell table:formula="of:=7*[.I2]" office:value-type="float" office:value="39854766" calcext:value-type="float">
            <text:p>39854766</text:p>
          </table:table-cell>
          <table:table-cell table:formula="of:=7*[.J2]" office:value-type="float" office:value="42673582" calcext:value-type="float">
            <text:p>42673582</text:p>
          </table:table-cell>
          <table:table-cell table:formula="of:=7*[.K2]" office:value-type="float" office:value="51518642" calcext:value-type="float">
            <text:p>515186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POWER(2;[.O22])" office:value-type="float" office:value="4" calcext:value-type="float">
            <text:p>4</text:p>
          </table:table-cell>
          <table:table-cell table:formula="of:=[.P22]-[.N22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table:number-columns-repeated="2"/>
          <table:table-cell table:formula="of:=15*[.D2]" office:value-type="float" office:value="21040545" calcext:value-type="float">
            <text:p>21040545</text:p>
          </table:table-cell>
          <table:table-cell table:formula="of:=15*[.E2]" office:value-type="float" office:value="23639715" calcext:value-type="float">
            <text:p>23639715</text:p>
          </table:table-cell>
          <table:table-cell table:formula="of:=15*[.F2]" office:value-type="float" office:value="44342475" calcext:value-type="float">
            <text:p>44342475</text:p>
          </table:table-cell>
          <table:table-cell table:formula="of:=15*[.G2]" office:value-type="float" office:value="65203560" calcext:value-type="float">
            <text:p>65203560</text:p>
          </table:table-cell>
          <table:table-cell table:formula="of:=15*[.H2]" office:value-type="float" office:value="82749405" calcext:value-type="float">
            <text:p>82749405</text:p>
          </table:table-cell>
          <table:table-cell table:formula="of:=15*[.I2]" office:value-type="float" office:value="85403070" calcext:value-type="float">
            <text:p>85403070</text:p>
          </table:table-cell>
          <table:table-cell table:formula="of:=15*[.J2]" office:value-type="float" office:value="91443390" calcext:value-type="float">
            <text:p>91443390</text:p>
          </table:table-cell>
          <table:table-cell table:formula="of:=15*[.K2]" office:value-type="float" office:value="110397090" calcext:value-type="float">
            <text:p>11039709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POWER(2;[.O23])" office:value-type="float" office:value="8" calcext:value-type="float">
            <text:p>8</text:p>
          </table:table-cell>
          <table:table-cell table:formula="of:=[.P23]-[.N23]" office:value-type="float" office:value="3" calcext:value-type="float">
            <text:p>3</text:p>
          </table:table-cell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POWER(2;[.O24])" office:value-type="float" office:value="16" calcext:value-type="float">
            <text:p>16</text:p>
          </table:table-cell>
          <table:table-cell table:formula="of:=[.P24]-[.N24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et’s do G vs K at the 9:7 ratio</text:p>
          </table:table-cell>
          <table:table-cell table:number-columns-repeated="5"/>
          <table:table-cell table:formula="of:=[.G15]/7" office:value-type="float" office:value="827984" calcext:value-type="float">
            <text:p>827984</text:p>
          </table:table-cell>
          <table:table-cell table:number-columns-repeated="3"/>
          <table:table-cell table:formula="of:=[.G18]-[.K2]" office:value-type="float" office:value="92050.0000000009" calcext:value-type="float">
            <text:p>92050.00000000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POWER(2;[.O25])" office:value-type="float" office:value="2" calcext:value-type="float">
            <text:p>2</text:p>
          </table:table-cell>
          <table:table-cell table:formula="of:=[.P25]-[.N25]" office:value-type="float" office:value="-5" calcext:value-type="float">
            <text:p>-5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table:formula="of:=[.K25]+[.K2]" office:value-type="float" office:value="7451856" calcext:value-type="float">
            <text:p>74518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POWER(2;[.O26])" office:value-type="float" office:value="4" calcext:value-type="float">
            <text:p>4</text:p>
          </table:table-cell>
          <table:table-cell table:formula="of:=[.P26]-[.N26]" office:value-type="float" office:value="-3" calcext:value-type="float">
            <text:p>-3</text:p>
          </table:table-cell>
        </table:table-row>
        <table:table-row table:style-name="ro1">
          <table:table-cell table:number-columns-repeated="6"/>
          <table:table-cell table:formula="of:=[.G26]+[.G15]" office:value-type="float" office:value="5795888" calcext:value-type="float">
            <text:p>579588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POWER(2;[.O27])" office:value-type="float" office:value="8" calcext:value-type="float">
            <text:p>8</text:p>
          </table:table-cell>
          <table:table-cell table:formula="of:=[.P27]-[.N27]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formula="of:=[.G27]/7" office:value-type="float" office:value="827984" calcext:value-type="float">
            <text:p>827984</text:p>
          </table:table-cell>
          <table:table-cell table:number-columns-repeated="3"/>
          <table:table-cell table:formula="of:=9*[.G28]" office:value-type="float" office:value="7451856" calcext:value-type="float">
            <text:p>745185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POWER(2;[.O28])" office:value-type="float" office:value="16" calcext:value-type="float">
            <text:p>16</text:p>
          </table:table-cell>
          <table:table-cell table:formula="of:=[.P28]-[.N28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o in order to add 2 to G, we have to go back and add 1 to each of C and G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mmm, no that won’t work, but we can fix this lat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We need G to be a multiple of 7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ut G is also a multiple of 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 g is a multiple of 2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. For every 1 you add to C, you have to add 3 to G, which brings the new G to a net increase of 4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uckly we can add 4 a bunch of time mod 7 to get back to 0 mod 7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ooks like we’re starting at 5 mod 7. so add 4 is 2 mod 7. Then 6 mod 7, then 3, then 0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 we have to add 4 four times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 add 4 to C, and 12 to 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ow K is</text:p>
          </table:table-cell>
          <table:table-cell table:number-columns-repeated="9"/>
          <table:table-cell table:formula="of:=[.K28]+[.G15]" office:value-type="float" office:value="13247744" calcext:value-type="float">
            <text:p>132477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oks like J * 11/5 is a good match for K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 J = 1 mod 5, so we have to give it 4, then some multiple of 5.</text:p>
          </table:table-cell>
          <table:table-cell table:number-columns-repeated="9"/>
          <table:table-cell table:formula="of:=[.K40]/11" office:value-type="float" office:value="1204340.36363636" calcext:value-type="float">
            <text:p>1204340.3636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we want (j+x) * 11/5 = 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o k has to be a multiple of 11.</text:p>
          </table:table-cell>
          <table:table-cell table:number-columns-repeated="9"/>
          <table:table-cell table:formula="of:=1204340*11" office:value-type="float" office:value="13247740" calcext:value-type="float">
            <text:p>13247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 looks like we’re at 4 mod 11</text:p>
          </table:table-cell>
          <table:table-cell table:number-columns-repeated="9"/>
          <table:table-cell table:formula="of:=[.J46]-[.K40]" office:value-type="float" office:value="163962" calcext:value-type="float">
            <text:p>16396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f:=([.J2]+4)*11/5" office:value-type="float" office:value="13411706" calcext:value-type="float">
            <text:p>134117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it, I think we’re already below 30 million.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 think we need the chinese remainder theore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(j+x)*11 = (k+y)*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ttps://www.wolframalpha.com/input?i=%28j%2Bx%29*11+%3D+%28k%2By%29*5%2C+j+%3D+6096226%2C+k+%3D+132477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j = 6096226, k = 13247744, x = 5 n + 4, y = 11 n + 163962, n element Z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Unifont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28T18:12:13.566656513</dc:date>
    <meta:editing-duration>PT49M31S</meta:editing-duration>
    <meta:editing-cycles>8</meta:editing-cycles>
    <meta:generator>LibreOffice/7.3.3.2$Linux_X86_64 LibreOffice_project/30$Build-2</meta:generator>
    <meta:document-statistic meta:table-count="1" meta:cell-count="223" meta:object-count="0"/>
  </office:meta>
</office:document-meta>
</file>